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00ccff"/>
    </style:style>
    <style:style style:name="P2" style:family="paragraph" style:parent-style-name="Standard">
      <style:text-properties fo:background-color="#ffff99"/>
    </style:style>
    <style:style style:name="P3" style:family="paragraph" style:parent-style-name="Standard">
      <style:text-properties fo:background-color="#33ff99"/>
    </style:style>
    <style:style style:name="P4" style:family="paragraph" style:parent-style-name="Standard">
      <style:text-properties fo:background-color="#99ff66"/>
    </style:style>
    <style:style style:name="P5" style:family="paragraph" style:parent-style-name="Standard">
      <style:text-properties fo:background-color="#99ff99"/>
    </style:style>
    <style:style style:name="P6" style:family="paragraph" style:parent-style-name="Standard">
      <style:text-properties fo:background-color="#ff3333"/>
    </style:style>
    <style:style style:name="P7" style:family="paragraph" style:parent-style-name="Standard">
      <style:text-properties fo:background-color="#ff33ff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fo:background-color="#99ff99" style:font-style-asian="normal" style:font-style-complex="normal"/>
    </style:style>
    <style:style style:name="T1" style:family="text">
      <style:text-properties fo:font-style="italic" fo:background-color="#ff3333" loext:char-shading-value="0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ff3333" loext:char-shading-value="0" style:font-style-asian="normal" style:font-style-complex="normal"/>
    </style:style>
    <style:style style:name="T4" style:family="text">
      <style:text-properties fo:font-style="normal" fo:background-color="#ff33ff" loext:char-shading-value="0" style:font-style-asian="normal" style:font-style-complex="normal"/>
    </style:style>
    <style:style style:name="T5" style:family="text">
      <style:text-properties fo:font-style="normal" fo:background-color="#996600" loext:char-shading-value="0" style:font-style-asian="normal" style:font-style-complex="normal"/>
    </style:style>
    <style:style style:name="T6" style:family="text">
      <style:text-properties fo:font-style="normal" fo:background-color="#ffffff" loext:char-shading-value="0" style:font-style-asian="normal" style:font-style-complex="normal"/>
    </style:style>
    <style:style style:name="T7" style:family="text">
      <style:text-properties fo:font-style="normal" fo:background-color="#66ff66" loext:char-shading-value="0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00ccff" loext:char-shading-value="0"/>
    </style:style>
    <style:style style:name="T10" style:family="text">
      <style:text-properties fo:background-color="#996633" loext:char-shading-value="0"/>
    </style:style>
    <style:style style:name="T11" style:family="text">
      <style:text-properties fo:background-color="#ffff99" loext:char-shading-value="0"/>
    </style:style>
    <style:style style:name="T12" style:family="text">
      <style:text-properties fo:background-color="#33ff99" loext:char-shading-value="0"/>
    </style:style>
    <style:style style:name="T13" style:family="text">
      <style:text-properties fo:background-color="#ff6600" loext:char-shading-value="0"/>
    </style:style>
    <style:style style:name="T14" style:family="text">
      <style:text-properties fo:background-color="#996600" loext:char-shading-value="0"/>
    </style:style>
    <style:style style:name="T15" style:family="text">
      <style:text-properties fo:background-color="#eeeeee" loext:char-shading-value="0"/>
    </style:style>
    <style:style style:name="T16" style:family="text">
      <style:text-properties fo:background-color="#cccccc" loext:char-shading-value="0"/>
    </style:style>
    <style:style style:name="T17" style:family="text">
      <style:text-properties fo:background-color="#ff3333" loext:char-shading-value="0"/>
    </style:style>
    <style:style style:name="T18" style:family="text">
      <style:text-properties fo:background-color="#ff33ff" loext:char-shading-value="0"/>
    </style:style>
    <style:style style:name="T19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9">COMMERCE</text:span> <text:s/><text:span text:style-name="T10">CONSTRUCTION</text:span> <text:s/><text:span text:style-name="T11">VOLEUR</text:span> <text:span text:style-name="T12">CARTE DE DEVELOPPMENT </text:span></text:p>
      <text:p text:style-name="P6">POINT DE VICTOIRE<text:span text:style-name="T19"> </text:span><text:span text:style-name="T18">RESSOURCES</text:span></text:p>
      <text:p text:style-name="Standard"/>
      <text:p text:style-name="Standard">Catane règles condensées :</text:p>
      <text:p text:style-name="Standard"/>
      <text:p text:style-name="P6">Premier Joueur a 10 Points de Victoire GAGNE</text:p>
      <text:p text:style-name="P6"/>
      <text:p text:style-name="Standard">Début du tour Joueur → lance deux dés de six face → <text:span text:style-name="T18">toutes les tuiles équivalent au numéro produisent des ressources (Joueur ayant une colonie/ville sur une intersection touchant une tuile reçoit les ressources)</text:span></text:p>
      <text:p text:style-name="Standard"/>
      <text:p text:style-name="P1">→ Peut choisir de faire du commerce </text:p>
      <text:p text:style-name="P3">→ Crée une carte développement</text:p>
      <text:p text:style-name="P3">→ Utilisée une carte développement</text:p>
      <text:p text:style-name="Standard"/>
      <text:p text:style-name="P2">Si Somme des dés = 7 → Pas de ressource</text:p>
      <text:p text:style-name="P2"><text:tab/><text:tab/><text:tab/>→ TOUS les joueurs ayant plus de 7 cartes jettent la moitié de leur carte </text:p>
      <text:p text:style-name="P2"><text:tab/><text:tab/><text:tab/>(Exemple : 9 cartes → Jette 4 cartes)</text:p>
      <text:p text:style-name="P2"><text:tab/><text:tab/><text:tab/>→ Le joueur déplace le voleur sur une autre tuile Terrain</text:p>
      <text:p text:style-name="P2"><text:tab/><text:tab/><text:tab/>→ Le joueur vole au hasard une carte RESSOURCE à un adversaire qui possède un colonie/ville autour de la tuile. (Le joueur ne connaît pas les cartes de son adversaire)</text:p>
      <text:p text:style-name="Standard"/>
      <text:p text:style-name="Standard"><text:span text:style-name="T9">COMMERCE </text:span>:</text:p>
      <text:p text:style-name="Standard"/>
      <text:p text:style-name="P1">Maritime → un joueur peut TOUJOURS échanger pour 4 ressource identique 1 ressource de son choix </text:p>
      <text:p text:style-name="Standard"><text:span text:style-name="T9">Cas spéciaux : → Si le joueur a une colonie avec un port, il peut échanger 3 ressource identique pour 1 ressource de son choix ET SI le port est spécialisée dans la ressource échanger par le joueur il peux échanger 2 ressource pour 1 de son choix</text:span>.</text:p>
      <text:p text:style-name="Standard"/>
      <text:p text:style-name="Standard"><text:span text:style-name="T10">CONSTRUCTION</text:span> :</text:p>
      <text:p text:style-name="Standard"/>
      <text:p text:style-name="Standard"><text:span text:style-name="T13">Argile(Colline)</text:span> <text:s/><text:span text:style-name="T14">Bois(Foret)</text:span> <text:span text:style-name="T15">Laine(Pré)</text:span> <text:span text:style-name="T8">Blé(Champs)</text:span> <text:span text:style-name="T16">Minerai(Montagne)</text:span> Désert ne produit rien.</text:p>
      <text:p text:style-name="Standard"/>
      <text:p text:style-name="Standard">Route → <text:span text:style-name="T13">Argile</text:span> + <text:span text:style-name="T14">Bois</text:span></text:p>
      <text:p text:style-name="Standard">Route que sur les chemins et à coté de route, d’une ville ou d’une colonie du joueur.</text:p>
      <text:p text:style-name="Standard">Règles Spéciales : Le premier joueur a avoir atteint une suite d’au moins 5 routes obtient la <text:span text:style-name="T17">fiche spéciale </text:span><text:span text:style-name="T1">Route le plus Longue</text:span><text:span text:style-name="T17"> (2 points de victoire) si un joueur le dépasse il récupère la carte.</text:span></text:p>
      <text:p text:style-name="Standard"/>
      <text:p text:style-name="Standard">Colonie → <text:span text:style-name="T13">Argile</text:span> + <text:span text:style-name="T14">Bois</text:span> + <text:span text:style-name="T15">Laine</text:span> + <text:span text:style-name="T8">Blé</text:span></text:p>
      <text:p text:style-name="P7">Colonie = 1 ressource</text:p>
      <text:p text:style-name="Standard">Colonie construit sur une intersection ou au moins il y a une route du joueur.</text:p>
      <text:p text:style-name="Standard">Règle Spéciale: Une colonie ne peut être construite que sur une intersection ou aucune des 3 intersections voisines ne possède de colonie/ville (quel que soit le propriétaire)</text:p>
      <text:p text:style-name="P6">Colonie = 1 point de victoire</text:p>
      <text:p text:style-name="Standard"/>
      <text:p text:style-name="Standard">Ville = <text:span text:style-name="T16">3 Minerais</text:span> + <text:span text:style-name="T8">2 Blé</text:span> </text:p>
      <text:p text:style-name="P7">Ville = 2 ressource</text:p>
      <text:p text:style-name="Standard">On peut construire une ville par dessus une colonie et le joueur récupère sa carte colonie.</text:p>
      <text:p text:style-name="P6">Ville = 2 point de victoire</text:p>
      <text:p text:style-name="Standard"/>
      <text:p text:style-name="Standard"><text:span text:style-name="T11">VOLEUR</text:span> :</text:p>
      <text:p text:style-name="Standard"><text:soft-page-break/></text:p>
      <text:p text:style-name="P2">Début de partie est dans le désert. → Déplace : Lors d'un 7 aux lancées de dés/ Carte Chevalier</text:p>
      <text:p text:style-name="P2"><text:tab/><text:tab/><text:tab/><text:tab/> <text:s text:c="6"/>→ Empêche la production de ressources (Colonie/Ville ne produisent plus de ressources.</text:p>
      <text:p text:style-name="Standard"/>
      <text:p text:style-name="Standard"/>
      <text:p text:style-name="Standard"><text:span text:style-name="T12">CARTE DEVELOPPMENT</text:span> :</text:p>
      <text:p text:style-name="Standard"/>
      <text:p text:style-name="P3">Carte Développement = Minerai + Laine + Blé</text:p>
      <text:p text:style-name="P3">Il y a une pioche pour les carte développement (Lors d'une pioche seule le joueur connaît la carte ET IL NE PEUT PAS LA JOUER LORS DU MEME TOUR c-a-d qu'il crée la carte et ne peut la jouer lors du même tour)</text:p>
      <text:p text:style-name="P3">Carte Développement = Chevalier / Progrès / Point de Victoire </text:p>
      <text:p text:style-name="Standard"/>
      <text:p text:style-name="P4">CHEVALIER → Déplace le pion voleur → Rend la carte face visible </text:p>
      <text:p text:style-name="P4">Règles pour le chevalier : Le premier joueur a avoir 3 cartes chevalier reçoit la <text:span text:style-name="T17">Fiche Spécial </text:span><text:span text:style-name="T1">Armée la plus puissance </text:span><text:span text:style-name="T3">(2 points de victoire) Si un autre joueur dépasse ce nombre → récupère la Fiche.</text:span></text:p>
      <text:p text:style-name="P8"/>
      <text:p text:style-name="P9">PROGRES :(Les cartes seront de types progrès)</text:p>
      <text:p text:style-name="P5"><text:span text:style-name="T6"><text:tab/> <text:s text:c="7"/></text:span><text:span text:style-name="T2">→ </text:span><text:span text:style-name="T5">Construction de Route : Peut construire gratuitement 2 nouvelles routes</text:span></text:p>
      <text:p text:style-name="P5"><text:span text:style-name="T6"><text:tab/> <text:s text:c="7"/></text:span><text:span text:style-name="T2">→ </text:span><text:span text:style-name="T4">Invention : Pioche 2 ressources de son choix</text:span><text:span text:style-name="T2">. ( Ressources peuvent utilisée directement)</text:span></text:p>
      <text:p text:style-name="P5"><text:span text:style-name="T6"><text:tab/> <text:s text:c="7"/></text:span><text:span text:style-name="T2">→ Monopole : </text:span><text:span text:style-name="T4">Désigne une ressource</text:span><text:span text:style-name="T2">. Tous les autres joueurs donnent cette ressources au joueur.</text:span></text:p>
      <text:p text:style-name="P9">Il n'existe que 2 cartes progrès de chaque.</text:p>
      <text:p text:style-name="P8"/>
      <text:p text:style-name="Standard"><text:span text:style-name="T7">POINT DE VICTOIRE : </text:span><text:span text:style-name="T3">1 points de victoire</text:span><text:span text:style-name="T7"> (Pour les différencier on peut les nommer comme des bâtiment : Bibliothèque/Place de marché/Parlement/</text:span><text:bookmark text:name="firstHeading"/><text:span text:style-name="T7">Église/Université) et reste face cachées jusqu'à la fin de la parti.</text:span>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6T15:08:33.042818066</meta:creation-date>
    <dc:date>2021-11-27T18:32:34.18</dc:date>
    <meta:editing-duration>PT1H2M5S</meta:editing-duration>
    <meta:editing-cycles>22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46" meta:word-count="608" meta:character-count="3498" meta:non-whitespace-character-count="2874"/>
  </office:meta>
</office:document-meta>
</file>